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45075" officeooo:paragraph-rsid="00045075" style:font-size-asian="14pt" style:font-size-complex="14pt"/>
    </style:style>
    <style:style style:name="T1" style:family="text">
      <style:text-properties officeooo:rsid="00045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<text:span text:style-name="T1">oo</text:span> 01</text:h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08:29:26.126355855</meta:creation-date>
    <dc:date>2022-12-23T08:32:04.673181204</dc:date>
    <meta:editing-duration>PT2M41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7.3.7.2$Linux_X86_64 LibreOffice_project/30$Build-2</meta:generator>
  </office:meta>
</office:document-meta>
</file>